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Times New Roman" svg:font-family="Times New Roman"/>
  </office:font-face-decls>
  <office:automatic-styles>
    <style:style style:name="P1" style:parent-style-name="Standard" style:family="paragraph" style:master-page-name="Standard">
      <style:paragraph-properties style:page-number="1"/>
      <style:text-properties fo:font-size="14pt"/>
    </style:style>
    <style:style style:name="T1" style:family="text">
      <style:text-properties fo:font-weight="bold"/>
    </style:style>
    <style:style style:name="P2" style:parent-style-name="Standard" style:family="paragraph">
      <style:paragraph-properties/>
      <style:text-properties fo:font-size="14pt"/>
    </style:style>
  </office:automatic-styles>
  <office:body>
    <office:text>
      <text:p text:style-name="P1">Inom försvarsmakten är det väldigt viktigt att snabbt kunna kommunicera med en annan grupp i fält eller överordnad för att utbyta olika slags information. Vår handdator kommer underlätta denna kommunikation. Genom kartmodulen kommer de olika enheterna<text:s/><text:span>tillhandahållas med information om var man är, vart man ska och vad man ska göra</text:span><text:span text:style-name="T1">.</text:span><text:span><text:s/>Vi kommer att använda kartor och GPS-positionering vilket underlättar för att skapa en helhetsbild av situationen.<text:s/></text:span></text:p>
      <text:p text:style-name="P2"/>
      <text:p text:style-name="P2"><text:span>Varje enhet inom försvarsmakten ska få tillgång till minst en handdator. Med enhet menar vi varje enskild grupp ute i fält, dessa enheter består vanligtvis av en till två officerare samt en en grupp värnpliktiga, alternativt endast värnpliktiga med ett värnpliktigt befäl. Alla personer ska inte ha en egen handdator då vi tror att det kan innebära att detta skulle resultera i ett fö</text:span>r stort informationsflöde<text:span>. En viss filtrering bör finnas beroende på vem som innehar handdatorn, för att undvika ett överflöd av information och för att undvika att grupper får information som är irrelevanta för dem. En värnpliktig som utför en väldigt specifik uppgift behöver inte ha mer information än nödvändigt för att sköta sitt uppdrag. Detta är även viktigt utifrån ett säkerhetsperspektiv, viss hemlig information bör endast vara tillgänglig för exempelvis personer med viss grad.</text:span></text:p>
      <text:p text:style-name="P2"/>
      <text:p text:style-name="P2">Försvaret har en väldigt stark hierarkisk struktur vilket också används för informationsspridning. Detta innebär att det är personen som har befälet som ansvarar för handdatorn men att information filtreras med avseende på hans/hennes rang. Kommunikationsmönstret följer även den hierarkiska strukturen.<text:s/></text:p>
      <text:p text:style-name="P2"/>
      <text:p text:style-name="P2">Kunskaperna inom organisationen är vitt spridda, människor har olika<text:s/><text:span>spetskunskaper och olika bakgrunder. Därför är det viktigt att handdatorn har låg<text:s/></text:span>inlärningsnivå så att man med grundläggande kunskap om kommunikationsutrustning och en snabb genomgång av handdatorn<?opendocument cursor-position?><text:s/>ska kunna använda den lika väl som nuvarande<text:s/><text:span>kommunikationsutrustning. <text:s/>Det innebär att i stort sätt alla inom organisationen ska kunna använda den. Den bör kännas intuitiv så att man i krissituationer kan utföra en handling på ett snabbt och smidig sätt. Det kommunikationsmedel som används av mobila enheter idag är en kortvågsradio som heter Radio 180, denna är huvudsakligen uppbyggt<text:s/></text:span>för kort muntlig kommunikation, men kan även skicka korta<text:s/><text:span>textmeddelanden.</text:span></text:p>
      <text:p text:style-name="P2"/>
      <text:p text:style-name="P2">Försvarsmaktens huvuduppgift skiljer sig ganska mycket i denna<text:s/><text:span>krissituation gentemot <text:s/>normalsituationene är utbildade för. I ett normalfall är försvarsmaktens huvuduppgift a</text:span>tt försvara landet mot utomstående faror, medan i detta specialfall är huvuduppgiften att hjälpa civilbefolkningen och andra aktörer med räddningsarbetet. Exempelvis genom fördelning av drivmedel, drift av reservkraftverk, evakuering och uppbyggnad av tillfälliga telekommunikationssystem.<text:s/></text:p>
      <text:p text:style-name="P2"/>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Times New Roman" svg:font-family="Times New Roman"/>
  </office:font-face-decls>
  <office:styles>
    <style:default-style style:family="paragraph">
      <style:paragraph-properties style:tab-stop-distance="35.46pt"/>
    </style:default-style>
    <style:style style:name="Standard" style:display-name="Standard" style:family="paragraph">
      <style:paragraph-properties fo:background-color="transparent" fo:line-height="100%" fo:margin-bottom="0pt" fo:margin-left="0pt" fo:margin-right="0pt" fo:margin-top="0pt" fo:text-align="start" fo:text-indent="0pt" style:writing-mode="lr-tb">
        <style:tab-stops/>
      </style:paragraph-properties>
      <style:text-properties fo:background-color="transparent" fo:color="#000000" fo:country="SE" fo:font-size="12pt" fo:font-style="normal" fo:font-variant="normal" fo:font-weight="normal" fo:hyphenate="false" fo:language="sv" fo:text-shadow="none" fo:text-transform="none" style:font-name="Times New Roman" style:text-line-through-style="none" style:text-line-through-type="none" style:text-position="0%" style:text-underline-color="font-color" style:text-underline-mode="continuous" style:text-underline-style="none" style:text-underline-type="none"/>
    </style:style>
    <style:style style:name="Heading" style:parent-style-name="Standard" style:display-name="Heading" style:family="paragraph" style:next-style-name="Text_20_body">
      <style:paragraph-properties fo:keep-with-next="always" fo:margin-bottom="6.012pt" fo:margin-top="11.988pt"/>
      <style:text-properties fo:font-size="14pt" style:font-name="Arial"/>
    </style:style>
    <style:style style:name="Text_20_body" style:parent-style-name="Standard" style:display-name="Text body" style:family="paragraph">
      <style:paragraph-properties fo:margin-bottom="6.012pt"/>
      <style:text-properties/>
    </style:style>
    <style:style style:name="List" style:parent-style-name="Standard" style:display-name="List" style:family="paragraph">
      <style:paragraph-properties fo:margin-bottom="6.012pt"/>
      <style:text-properties/>
    </style:style>
    <style:style style:name="Caption" style:parent-style-name="Standard" style:display-name="Caption" style:family="paragraph">
      <style:paragraph-properties fo:margin-bottom="6.012pt" fo:margin-top="6.012pt"/>
      <style:text-properties fo:font-style="italic"/>
    </style:style>
    <text:notes-configuration text:note-class="footnote" style:num-format="1"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56.6928pt" fo:margin-left="56.6928pt" fo:margin-right="56.6928pt" fo:margin-top="56.6928pt" fo:page-height="792pt" fo:page-width="612pt" style:print-orientation="portrait">
        <style:footnote-sep style:adjustment="left" style:width="0.5112pt" style:rel-width="25%"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Unknown</meta:initial-creator>
    <meta:editing-cycles>6</meta:editing-cycles>
    <meta:creation-date>2009-10-27T08:33:46</meta:creation-date>
    <dc:date>2009-10-27T11:13:58</dc:date>
  </office:meta>
</office:document-meta>
</file>